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2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008in"/>
    </style:style>
    <style:style style:name="co4" style:family="table-column">
      <style:table-column-properties fo:break-before="auto" style:column-width="1.9965in"/>
    </style:style>
    <style:style style:name="co5" style:family="table-column">
      <style:table-column-properties fo:break-before="auto" style:column-width="4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ultiple get ,Resolve endpoint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ameter need to be present in query string</text:p>
          </table:table-cell>
        </table:table-row>
        <table:table-row table:style-name="ro1">
          <table:table-cell office:value-type="string" calcext:value-type="string">
            <text:p>GmartBatchProcess Console App for Bulk add and bulk 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ing:how to do in Microsoft way, can be done using Qu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know batch job framework for back 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7 vs c#8</text:p>
          </table:table-cell>
          <table:table-cell table:number-columns-repeated="2"/>
        </table:table-row>
      </table:table>
      <table:table table:name="imp urls" table:style-name="ta1"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Uri Ambiguity,multiple get</text:p>
          </table:table-cell>
          <table:table-cell office:value-type="string" calcext:value-type="string">
            <text:p><text:a xlink:href="https://devblogs.microsoft.com/premier-developer/defining-asp-net-core-controller-action-constraint-to-match-the-correct-action/" xlink:type="simple">https://devblogs.microsoft.com/premier-developer/defining-asp-net-core-controller-action-constraint-to-match-the-correct-action/</text:a></text:p>
          </table:table-cell>
        </table:table-row>
      </table:table>
      <table:table table:name="sql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2T07:40:48.080898923</meta:creation-date>
    <dc:date>2020-05-22T12:44:15.067970627</dc:date>
    <meta:editing-duration>PT1H58M57S</meta:editing-duration>
    <meta:editing-cycles>7</meta:editing-cycles>
    <meta:generator>LibreOffice/6.3.6.2$Linux_X86_64 LibreOffice_project/30$Build-2</meta:generator>
    <meta:document-statistic meta:table-count="3" meta:cell-count="9" meta:object-count="0"/>
  </office:meta>
</office:document-meta>
</file>